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row table:style-name="ro1">
          <table:table-cell table:style-name="ce13" office:value-type="string" calcext:value-type="string">
            <text:p>Problem </text:p>
          </table:table-cell>
          <table:table-cell table:style-name="ce13" office:value-type="string" calcext:value-type="string">
            <text:p>Gen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)</text:p>
          </table:table-cell>
          <table:table-cell table:style-name="ce3" office:value-type="string" calcext:value-type="string">
            <text:p>RATE 1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4007" calcext:value-type="float">
            <text:p>40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89" calcext:value-type="float">
            <text:p>358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94" calcext:value-type="float">
            <text:p>37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15" calcext:value-type="float">
            <text:p>331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2376" calcext:value-type="float">
            <text:p>23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38" calcext:value-type="float">
            <text:p>223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2869" calcext:value-type="float">
            <text:p>286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46" calcext:value-type="float">
            <text:p>274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958" calcext:value-type="float">
            <text:p>195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46" calcext:value-type="float">
            <text:p>204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2946" calcext:value-type="float">
            <text:p>29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41" calcext:value-type="float">
            <text:p>244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3120" calcext:value-type="float">
            <text:p>31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32" calcext:value-type="float">
            <text:p>333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3250" calcext:value-type="float">
            <text:p>32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24" calcext:value-type="float">
            <text:p>392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3561" calcext:value-type="float">
            <text:p>35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79" calcext:value-type="float">
            <text:p>417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2280" calcext:value-type="float">
            <text:p>228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15" calcext:value-type="float">
            <text:p>241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613" calcext:value-type="float">
            <text:p>26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74" calcext:value-type="float">
            <text:p>227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3687" calcext:value-type="float">
            <text:p>36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77" calcext:value-type="float">
            <text:p>317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4501" calcext:value-type="float">
            <text:p>45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93" calcext:value-type="float">
            <text:p>29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6410" calcext:value-type="float">
            <text:p>6410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7276" calcext:value-type="float">
            <text:p>727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3210" calcext:value-type="float">
            <text:p>32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14" calcext:value-type="float">
            <text:p>321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2752" calcext:value-type="float">
            <text:p>27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73" calcext:value-type="float">
            <text:p>207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3219" calcext:value-type="float">
            <text:p>32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28" calcext:value-type="float">
            <text:p>27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4352" calcext:value-type="float">
            <text:p>43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21" calcext:value-type="float">
            <text:p>39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7705" calcext:value-type="float">
            <text:p>77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486" calcext:value-type="float">
            <text:p>748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4107" calcext:value-type="float">
            <text:p>41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04" calcext:value-type="float">
            <text:p>320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96" calcext:value-type="float">
            <text:p>369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5270" calcext:value-type="float">
            <text:p>52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535" calcext:value-type="float">
            <text:p>653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8509" calcext:value-type="float">
            <text:p>850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421" calcext:value-type="float">
            <text:p>104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3325" calcext:value-type="float">
            <text:p>3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55" calcext:value-type="float">
            <text:p>275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3360" calcext:value-type="float">
            <text:p>33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25" calcext:value-type="float">
            <text:p>272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3488" calcext:value-type="float">
            <text:p>34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96" calcext:value-type="float">
            <text:p>269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3331" calcext:value-type="float">
            <text:p>333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4000" calcext:value-type="float">
            <text:p>40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62" calcext:value-type="float">
            <text:p>3162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4312" calcext:value-type="float">
            <text:p>4312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3446" calcext:value-type="float">
            <text:p>3446</text:p>
          </table:table-cell>
          <table:table-cell table:style-name="ce15" office:value-type="percentage" office:value="0.8667" calcext:value-type="percentage">
            <text:p>8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775" calcext:value-type="float">
            <text:p>4775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3960" calcext:value-type="float">
            <text:p>3960</text:p>
          </table:table-cell>
          <table:table-cell table:style-name="ce15" office:value-type="percentage" office:value="0.7333" calcext:value-type="percentage">
            <text:p>73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2991" calcext:value-type="float">
            <text:p>29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96" calcext:value-type="float">
            <text:p>239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442" calcext:value-type="float">
            <text:p>34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68" calcext:value-type="float">
            <text:p>346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320" calcext:value-type="float">
            <text:p>43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075" calcext:value-type="float">
            <text:p>607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3211" calcext:value-type="float">
            <text:p>32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02" calcext:value-type="float">
            <text:p>30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37" calcext:value-type="float">
            <text:p>403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3:.B37])" office:value-type="float" office:value="134409" calcext:value-type="float">
            <text:p>134409</text:p>
          </table:table-cell>
          <table:table-cell table:style-name="ce7" table:formula="of:=AVERAGE([.C3:.C37])" office:value-type="percentage" office:value="0.994285714285714" calcext:value-type="percentage">
            <text:p>99,43%</text:p>
          </table:table-cell>
          <table:table-cell table:style-name="ce13" table:formula="of:=SUM([.D3:.D37])" office:value-type="float" office:value="129513" calcext:value-type="float">
            <text:p>129513</text:p>
          </table:table-cell>
          <table:table-cell table:style-name="ce7" table:formula="of:=AVERAGE([.E3:.E37])" office:value-type="percentage" office:value="0.986668571428572" calcext:value-type="percentage">
            <text:p>98,67%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8-08T10:14:23.948563111</dc:date>
    <meta:editing-duration>PT5H33M42S</meta:editing-duration>
    <meta:editing-cycles>39</meta:editing-cycles>
    <meta:generator>LibreOffice/7.4.7.2$Linux_X86_64 LibreOffice_project/40$Build-2</meta:generator>
    <meta:document-statistic meta:table-count="1" meta:cell-count="184" meta:object-count="0"/>
  </office:meta>
</office:document-meta>
</file>